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4" style:family="paragraph" style:parent-style-name="Text_20_body">
      <style:paragraph-properties fo:text-align="end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style:font-name="Times new roman" fo:font-size="14pt" officeooo:paragraph-rsid="00007b74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officeooo:paragraph-rsid="00007b74" style:font-size-asian="14pt" style:font-size-complex="14pt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consolas" fo:font-size="11pt" officeooo:rsid="00007b74" officeooo:paragraph-rsid="00007b74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07b74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top="0cm" fo:margin-bottom="0.353cm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officeooo:rsid="00007b74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officeooo:rsid="00007b74" officeooo:paragraph-rsid="00007b74" style:font-size-asian="14pt" style:font-size-complex="14pt"/>
    </style:style>
    <style:style style:name="P18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9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07b74" style:text-blinking="false" fo:background-color="transparent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07b74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07b74" style:text-blinking="false" fo:background-color="transparent" loext:char-shading-value="0"/>
    </style:style>
    <style:style style:name="T6" style:family="text">
      <style:text-properties officeooo:rsid="000295a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038690b4-7fff-b784-45af-ea2847f11849"/>МИНОБРНАУКИ РОССИИ</text:p>
      <text:p text:style-name="P10">Федеральное государственное бюджетное образовательное учреждение высшего профессионального образования</text:p>
      <text:p text:style-name="P10">НИЖЕГОРОДСКИЙ ГОСУДАРСТВЕННЫЙ ТЕХНИЧЕСКИЙ</text:p>
      <text:p text:style-name="P10">УНИВЕРСИТЕТ им. Р.Е.АЛЕКСЕЕВА</text:p>
      <text:p text:style-name="P2"/>
      <text:p text:style-name="P11"> <text:span text:style-name="T1">Институт радиоэлектроники и информационных технологий</text:span></text:p>
      <text:p text:style-name="P10">Кафедра информатики и систем управления</text:p>
      <text:p text:style-name="P16">Отчет по дисциплине «Защита информации»</text:p>
      <text:p text:style-name="P3">Первая лабораторная работа</text:p>
      <text:p text:style-name="P20"/>
      <text:p text:style-name="P20"/>
      <text:p text:style-name="P20"/>
      <text:p text:style-name="P20"/>
      <text:p text:style-name="P13"><text:span text:style-name="T5">Руководитель</text:span><text:span text:style-name="T4">:</text:span></text:p>
      <text:p text:style-name="P12">Шагалова П.А.</text:p>
      <text:p text:style-name="P4">Студенты:</text:p>
      <text:p text:style-name="P4">Шунин К.М.</text:p>
      <text:p text:style-name="P4">Бабинова М.В.</text:p>
      <text:p text:style-name="P12">Группа:</text:p>
      <text:p text:style-name="P4">16-В-2</text:p>
      <text:p text:style-name="P6"/>
      <text:p text:style-name="P7"/>
      <text:p text:style-name="P7"/>
      <text:p text:style-name="P14">Нижний Новгород 201<text:span text:style-name="T6">9</text:span></text:p>
      <text:p text:style-name="P15"/>
      <text:p text:style-name="P5">Теория:</text:p>
      <text:p text:style-name="P8"><text:span text:style-name="T2">Шифр Цезаря, также известный как шиф</text:span><text:span text:style-name="T3">р</text:span><text:span text:style-name="T2"> сдвига, код Цезаря или сдвиг Цезаря — один из самых простых и наиболее широко известных методов шифрования. </text:span></text:p>
      <text:p text:style-name="P19">Шифр Цезаря — это вид шифра подстановки, в котором каждый символ в открытом тексте заменяется символом, находящимся на некотором постоянном числе позиций левее или правее него в алфавите. Например, в шифре со сдвигом вправо на 3, А была бы заменена на Г, Б станет Д, и так далее. </text:p>
      <text:p text:style-name="P8">Шифр Цезаря может быть легко взломан даже в случае, когда взломщик знает только зашифрованный текст. Можно рассмотреть две ситуации: </text:p>
      <text:list xml:id="list1399465775" text:style-name="L1">
        <text:list-item>
          <text:p text:style-name="P22">Взломщик знает (или предполагает), что использовался простой шифр подстановки, но не знает, что это — схема Цезаря. </text:p>
        </text:list-item>
        <text:list-item>
          <text:p text:style-name="P18">Взломщик знает, что использовался шифр Цезаря, но не знает значение сдвига.</text:p>
        </text:list-item>
      </text:list>
      <text:p text:style-name="P1">В первом случае шифр может быть взломан, используя те же самые методы что и для простого шифра подстановки, такие как частотный анализ и т. д. Используя эти методы, взломщик, вероятно, быстро заметит регулярность в решении и поймёт, что используемый шифр — это шифр Цезаря. </text:p>
      <text:p text:style-name="P5">Код программы:</text:p>
      <text:p text:style-name="P9">"""</text:p>
      <text:p text:style-name="P9">NNSTU IRIT 16-V-2</text:p>
      <text:p text:style-name="P9">Student: Shunin Kirill</text:p>
      <text:p text:style-name="P9">11 09 2019</text:p>
      <text:p text:style-name="P9">"""</text:p>
      <text:p text:style-name="P9">from collections import Counter</text:p>
      <text:p text:style-name="P9">#алфавит строчных и заглавных букв</text:p>
      <text:p text:style-name="P9">ru_alph = "абвгдеёжзийклмнопрстуфхцчшщъыьэюя"</text:p>
      <text:p text:style-name="P9">RU_alph = "АБВГДЕЁЖЗИЙКЛМНОПРСТУФХЦЧШЩЪЫЬЭЮЯ"</text:p>
      <text:p text:style-name="P9">#функция кодирования кодом Цезаря</text:p>
      <text:p text:style-name="P9">def encode(file, shift, write_file = True):</text:p>
      <text:p text:style-name="P9"><text:s text:c="4"/>"""</text:p>
      <text:p text:style-name="P9"><text:s text:c="4"/>:param file: имя файла с текстом для закодирования</text:p>
      <text:p text:style-name="P9"><text:s text:c="4"/>:param shift: смещение</text:p>
      <text:p text:style-name="P9"><text:s text:c="4"/>:param write_file: флаг для записи закодированного текста в файл encoded.txt</text:p>
      <text:p text:style-name="P9"><text:soft-page-break/><text:s text:c="4"/>:return: закодированная строка, если write_file = False</text:p>
      <text:p text:style-name="P9"><text:s text:c="4"/>"""</text:p>
      <text:p text:style-name="P9"><text:s text:c="4"/>#чтение файла с текстом</text:p>
      <text:p text:style-name="P9"><text:s text:c="4"/>text = ""</text:p>
      <text:p text:style-name="P9"><text:s text:c="4"/>for line in open(file, 'r', encoding='utf-8'):</text:p>
      <text:p text:style-name="P9"><text:s text:c="8"/>text = text + line</text:p>
      <text:p text:style-name="P9"><text:s text:c="4"/>#реализация кода Цезаря</text:p>
      <text:p text:style-name="P9"><text:s text:c="4"/>out = ""</text:p>
      <text:p text:style-name="P9"><text:s text:c="4"/>for i in text:</text:p>
      <text:p text:style-name="P9"><text:s text:c="8"/>if i in ru_alph: #обработка прописных букв</text:p>
      <text:p text:style-name="P9"><text:s text:c="12"/>out = out + ru_alph[(ru_alph.index(i) + shift) % len(ru_alph)]</text:p>
      <text:p text:style-name="P9"><text:s text:c="8"/>elif i in RU_alph: #обработка заглавных букв</text:p>
      <text:p text:style-name="P9"><text:s text:c="12"/>out = out + RU_alph[(RU_alph.index(i) + shift) % len(RU_alph)]</text:p>
      <text:p text:style-name="P9"><text:s text:c="8"/>else: #обработка прочих символов</text:p>
      <text:p text:style-name="P9"><text:s text:c="12"/>out = out + i</text:p>
      <text:p text:style-name="P9"><text:s text:c="4"/>if write_file: #запись в файл, по-умолчанию</text:p>
      <text:p text:style-name="P9"><text:s text:c="8"/>open('encoded.txt', 'w', encoding='utf-8').write(out)</text:p>
      <text:p text:style-name="P9"><text:s text:c="4"/>else: #возвращение строки в другом случае</text:p>
      <text:p text:style-name="P9"><text:s text:c="8"/>return out</text:p>
      <text:p text:style-name="P9">#функция декодирования частотным методом</text:p>
      <text:p text:style-name="P9">def decode(file, write_file = True):</text:p>
      <text:p text:style-name="P9"><text:s text:c="4"/>"""</text:p>
      <text:p text:style-name="P9"><text:s text:c="4"/>:param file: имя файла с текстом для декодирования</text:p>
      <text:p text:style-name="P9"><text:s text:c="4"/>:param write_file: флаг для записи декодированного текста в файл decoded.txt</text:p>
      <text:p text:style-name="P9"><text:s text:c="4"/>:return: декодированная строка, если write_file = False</text:p>
      <text:p text:style-name="P9"><text:s text:c="4"/>"""</text:p>
      <text:p text:style-name="P9"><text:s text:c="4"/>#чтение файла с текстом</text:p>
      <text:p text:style-name="P9"><text:s text:c="4"/>text = ""</text:p>
      <text:p text:style-name="P9"><text:s text:c="4"/>for line in open(file, 'r', encoding='utf-8'):</text:p>
      <text:p text:style-name="P9"><text:s text:c="8"/>text = text + line</text:p>
      <text:p text:style-name="P9"><text:s text:c="4"/>#удаление пробелов и приведение к нижнему регистру</text:p>
      <text:p text:style-name="P9"><text:s text:c="4"/>for_most = text.split()</text:p>
      <text:p text:style-name="P9"><text:s text:c="4"/>for_most = ''.join(for_most)</text:p>
      <text:p text:style-name="P9"><text:s text:c="4"/>for_most.lower()</text:p>
      <text:p text:style-name="P9"><text:s text:c="4"/>#вычисление наиболее популярного символа</text:p>
      <text:p text:style-name="P9"><text:soft-page-break/><text:s text:c="4"/>c = Counter(for_most)</text:p>
      <text:p text:style-name="P9"><text:s text:c="4"/>most = c.most_common()[0][0]</text:p>
      <text:p text:style-name="P9"><text:s text:c="4"/>#вычисление смещения относительно самого популярного символа в русском языке</text:p>
      <text:p text:style-name="P9"><text:s text:c="4"/>shift = ru_alph.index('о') - ru_alph.index(most)</text:p>
      <text:p text:style-name="P9"><text:s text:c="4"/>#декодирование текста</text:p>
      <text:p text:style-name="P9"><text:s text:c="4"/>decoded = encode(file,shift,False)</text:p>
      <text:p text:style-name="P9"><text:s text:c="4"/>if write_file: #запись в файл, по-умолчанию</text:p>
      <text:p text:style-name="P9"><text:s text:c="8"/>open('decoded.txt', 'w', encoding='utf-8').write(decoded)</text:p>
      <text:p text:style-name="P9"><text:s text:c="4"/>else: #возвращение строки в другом случае</text:p>
      <text:p text:style-name="P9"><text:s text:c="8"/>return decoded</text:p>
      <text:p text:style-name="P9">#использование функций</text:p>
      <text:p text:style-name="P9">encode("text.txt",2)</text:p>
      <text:p text:style-name="P9">decode("encoded.txt"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01:02.567422818</meta:creation-date>
    <dc:date>2019-11-06T13:51:44.802521918</dc:date>
    <meta:editing-duration>PT7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87" meta:word-count="480" meta:character-count="3736" meta:non-whitespace-character-count="3087"/>
  </office:meta>
</office:document-meta>
</file>